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5.944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4.473cm"/>
    </style:style>
    <style:style style:name="co16" style:family="table-column">
      <style:table-column-properties fo:break-before="auto" style:column-width="3.494cm"/>
    </style:style>
    <style:style style:name="co17" style:family="table-column">
      <style:table-column-properties fo:break-before="auto" style:column-width="5.345cm"/>
    </style:style>
    <style:style style:name="co18" style:family="table-column">
      <style:table-column-properties fo:break-before="auto" style:column-width="5.07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7" style:family="table-cell" style:parent-style-name="Default" style:data-style-name="N0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4km2_performance_GenerateGrap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6365" table:default-cell-style-name="Default"/>
        <table:table-row table:style-name="ro1">
          <table:table-cell office:value-type="string" calcext:value-type="string">
            <text:p>C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  <table:table-cell table:number-columns-repeated="16365"/>
        </table:table-row>
        <table:table-row table:style-name="ro1">
          <table:table-cell office:value-type="float" office:value="315.434" calcext:value-type="float">
            <text:p>315,434</text:p>
          </table:table-cell>
          <table:table-cell office:value-type="float" office:value="304663.632" calcext:value-type="float">
            <text:p>304663,632</text:p>
          </table:table-cell>
          <table:table-cell office:value-type="float" office:value="697.846" calcext:value-type="float">
            <text:p>697,846</text:p>
          </table:table-cell>
          <table:table-cell office:value-type="float" office:value="119869.313" calcext:value-type="float">
            <text:p>119869,313</text:p>
          </table:table-cell>
          <table:table-cell office:value-type="float" office:value="58.801" calcext:value-type="float">
            <text:p>58,801</text:p>
          </table:table-cell>
          <table:table-cell office:value-type="float" office:value="0" calcext:value-type="float">
            <text:p>0</text:p>
          </table:table-cell>
          <table:table-cell office:value-type="float" office:value="425940.652" calcext:value-type="float">
            <text:p>425940,652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849" calcext:value-type="float">
            <text:p>7849</text:p>
          </table:table-cell>
          <table:table-cell office:value-type="float" office:value="118178" calcext:value-type="float">
            <text:p>118178</text:p>
          </table:table-cell>
          <table:table-cell office:value-type="float" office:value="3629" calcext:value-type="float">
            <text:p>3629</text:p>
          </table:table-cell>
          <table:table-cell office:value-type="float" office:value="237665" calcext:value-type="float">
            <text:p>237665</text:p>
          </table:table-cell>
          <table:table-cell office:value-type="float" office:value="53093" calcext:value-type="float">
            <text:p>53093</text:p>
          </table:table-cell>
          <table:table-cell office:value-type="float" office:value="121250" calcext:value-type="float">
            <text:p>121250</text:p>
          </table:table-cell>
          <table:table-cell office:value-type="float" office:value="421289" calcext:value-type="float">
            <text:p>421289</text:p>
          </table:table-cell>
          <table:table-cell table:number-columns-repeated="16365"/>
        </table:table-row>
        <table:table-row table:style-name="ro1">
          <table:table-cell office:value-type="float" office:value="289.729" calcext:value-type="float">
            <text:p>289,729</text:p>
          </table:table-cell>
          <table:table-cell office:value-type="float" office:value="310054.813" calcext:value-type="float">
            <text:p>310054,813</text:p>
          </table:table-cell>
          <table:table-cell office:value-type="float" office:value="670.007" calcext:value-type="float">
            <text:p>670,007</text:p>
          </table:table-cell>
          <table:table-cell office:value-type="float" office:value="118677.535" calcext:value-type="float">
            <text:p>118677,535</text:p>
          </table:table-cell>
          <table:table-cell office:value-type="float" office:value="62.138" calcext:value-type="float">
            <text:p>62,138</text:p>
          </table:table-cell>
          <table:table-cell office:value-type="float" office:value="1" calcext:value-type="float">
            <text:p>1</text:p>
          </table:table-cell>
          <table:table-cell office:value-type="float" office:value="430068.754" calcext:value-type="float">
            <text:p>430068,754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849" calcext:value-type="float">
            <text:p>7849</text:p>
          </table:table-cell>
          <table:table-cell office:value-type="float" office:value="118178" calcext:value-type="float">
            <text:p>118178</text:p>
          </table:table-cell>
          <table:table-cell office:value-type="float" office:value="3629" calcext:value-type="float">
            <text:p>3629</text:p>
          </table:table-cell>
          <table:table-cell office:value-type="float" office:value="237665" calcext:value-type="float">
            <text:p>237665</text:p>
          </table:table-cell>
          <table:table-cell office:value-type="float" office:value="53093" calcext:value-type="float">
            <text:p>53093</text:p>
          </table:table-cell>
          <table:table-cell office:value-type="float" office:value="121250" calcext:value-type="float">
            <text:p>121250</text:p>
          </table:table-cell>
          <table:table-cell office:value-type="float" office:value="421289" calcext:value-type="float">
            <text:p>421289</text:p>
          </table:table-cell>
          <table:table-cell table:number-columns-repeated="16365"/>
        </table:table-row>
        <table:table-row table:style-name="ro1">
          <table:table-cell office:value-type="float" office:value="300.177" calcext:value-type="float">
            <text:p>300,177</text:p>
          </table:table-cell>
          <table:table-cell office:value-type="float" office:value="313280.372" calcext:value-type="float">
            <text:p>313280,372</text:p>
          </table:table-cell>
          <table:table-cell office:value-type="float" office:value="674.754" calcext:value-type="float">
            <text:p>674,754</text:p>
          </table:table-cell>
          <table:table-cell office:value-type="float" office:value="119609.344" calcext:value-type="float">
            <text:p>119609,344</text:p>
          </table:table-cell>
          <table:table-cell office:value-type="float" office:value="31.838" calcext:value-type="float">
            <text:p>31,838</text:p>
          </table:table-cell>
          <table:table-cell office:value-type="float" office:value="2" calcext:value-type="float">
            <text:p>2</text:p>
          </table:table-cell>
          <table:table-cell office:value-type="float" office:value="434215.166" calcext:value-type="float">
            <text:p>434215,166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849" calcext:value-type="float">
            <text:p>7849</text:p>
          </table:table-cell>
          <table:table-cell office:value-type="float" office:value="118178" calcext:value-type="float">
            <text:p>118178</text:p>
          </table:table-cell>
          <table:table-cell office:value-type="float" office:value="3629" calcext:value-type="float">
            <text:p>3629</text:p>
          </table:table-cell>
          <table:table-cell office:value-type="float" office:value="237665" calcext:value-type="float">
            <text:p>237665</text:p>
          </table:table-cell>
          <table:table-cell office:value-type="float" office:value="53093" calcext:value-type="float">
            <text:p>53093</text:p>
          </table:table-cell>
          <table:table-cell office:value-type="float" office:value="121250" calcext:value-type="float">
            <text:p>121250</text:p>
          </table:table-cell>
          <table:table-cell office:value-type="float" office:value="421289" calcext:value-type="float">
            <text:p>421289</text:p>
          </table:table-cell>
          <table:table-cell table:number-columns-repeated="16365"/>
        </table:table-row>
        <table:table-row table:style-name="ro1">
          <table:table-cell office:value-type="float" office:value="305.002" calcext:value-type="float">
            <text:p>305,002</text:p>
          </table:table-cell>
          <table:table-cell office:value-type="float" office:value="326625.753" calcext:value-type="float">
            <text:p>326625,753</text:p>
          </table:table-cell>
          <table:table-cell office:value-type="float" office:value="681.924" calcext:value-type="float">
            <text:p>681,924</text:p>
          </table:table-cell>
          <table:table-cell office:value-type="float" office:value="121789.324" calcext:value-type="float">
            <text:p>121789,324</text:p>
          </table:table-cell>
          <table:table-cell office:value-type="float" office:value="62.127" calcext:value-type="float">
            <text:p>62,127</text:p>
          </table:table-cell>
          <table:table-cell office:value-type="float" office:value="3" calcext:value-type="float">
            <text:p>3</text:p>
          </table:table-cell>
          <table:table-cell office:value-type="float" office:value="449773.191" calcext:value-type="float">
            <text:p>449773,191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849" calcext:value-type="float">
            <text:p>7849</text:p>
          </table:table-cell>
          <table:table-cell office:value-type="float" office:value="118178" calcext:value-type="float">
            <text:p>118178</text:p>
          </table:table-cell>
          <table:table-cell office:value-type="float" office:value="3629" calcext:value-type="float">
            <text:p>3629</text:p>
          </table:table-cell>
          <table:table-cell office:value-type="float" office:value="237665" calcext:value-type="float">
            <text:p>237665</text:p>
          </table:table-cell>
          <table:table-cell office:value-type="float" office:value="53093" calcext:value-type="float">
            <text:p>53093</text:p>
          </table:table-cell>
          <table:table-cell office:value-type="float" office:value="121250" calcext:value-type="float">
            <text:p>121250</text:p>
          </table:table-cell>
          <table:table-cell office:value-type="float" office:value="421289" calcext:value-type="float">
            <text:p>421289</text:p>
          </table:table-cell>
          <table:table-cell table:number-columns-repeated="16365"/>
        </table:table-row>
        <table:table-row table:style-name="ro1">
          <table:table-cell office:value-type="float" office:value="290.653" calcext:value-type="float">
            <text:p>290,653</text:p>
          </table:table-cell>
          <table:table-cell office:value-type="float" office:value="324665.774" calcext:value-type="float">
            <text:p>324665,774</text:p>
          </table:table-cell>
          <table:table-cell office:value-type="float" office:value="710.906" calcext:value-type="float">
            <text:p>710,906</text:p>
          </table:table-cell>
          <table:table-cell office:value-type="float" office:value="120681.747" calcext:value-type="float">
            <text:p>120681,747</text:p>
          </table:table-cell>
          <table:table-cell office:value-type="float" office:value="56.798" calcext:value-type="float">
            <text:p>56,798</text:p>
          </table:table-cell>
          <table:table-cell office:value-type="float" office:value="4" calcext:value-type="float">
            <text:p>4</text:p>
          </table:table-cell>
          <table:table-cell office:value-type="float" office:value="446715.461" calcext:value-type="float">
            <text:p>446715,461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849" calcext:value-type="float">
            <text:p>7849</text:p>
          </table:table-cell>
          <table:table-cell office:value-type="float" office:value="118178" calcext:value-type="float">
            <text:p>118178</text:p>
          </table:table-cell>
          <table:table-cell office:value-type="float" office:value="3629" calcext:value-type="float">
            <text:p>3629</text:p>
          </table:table-cell>
          <table:table-cell office:value-type="float" office:value="237665" calcext:value-type="float">
            <text:p>237665</text:p>
          </table:table-cell>
          <table:table-cell office:value-type="float" office:value="53093" calcext:value-type="float">
            <text:p>53093</text:p>
          </table:table-cell>
          <table:table-cell office:value-type="float" office:value="121250" calcext:value-type="float">
            <text:p>121250</text:p>
          </table:table-cell>
          <table:table-cell office:value-type="float" office:value="421289" calcext:value-type="float">
            <text:p>421289</text:p>
          </table:table-cell>
          <table:table-cell table:number-columns-repeated="16365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NO ROAD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  <table:table-cell table:number-columns-repeated="16365"/>
        </table:table-row>
        <table:table-row table:style-name="ro1">
          <table:table-cell office:value-type="float" office:value="296.79" calcext:value-type="float">
            <text:p>296,79</text:p>
          </table:table-cell>
          <table:table-cell office:value-type="float" office:value="289538.681" calcext:value-type="float">
            <text:p>289538,681</text:p>
          </table:table-cell>
          <table:table-cell office:value-type="float" office:value="689.742" calcext:value-type="float">
            <text:p>689,742</text:p>
          </table:table-cell>
          <table:table-cell office:value-type="float" office:value="31137.796" calcext:value-type="float">
            <text:p>31137,796</text:p>
          </table:table-cell>
          <table:table-cell office:value-type="float" office:value="23.843" calcext:value-type="float">
            <text:p>23,843</text:p>
          </table:table-cell>
          <table:table-cell office:value-type="float" office:value="0" calcext:value-type="float">
            <text:p>0</text:p>
          </table:table-cell>
          <table:table-cell office:value-type="float" office:value="321774.349" calcext:value-type="float">
            <text:p>321774,349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358" calcext:value-type="float">
            <text:p>358</text:p>
          </table:table-cell>
          <table:table-cell office:value-type="float" office:value="484" calcext:value-type="float">
            <text:p>484</text:p>
          </table:table-cell>
          <table:table-cell office:value-type="float" office:value="175" calcext:value-type="float">
            <text:p>175</text:p>
          </table:table-cell>
          <table:table-cell office:value-type="float" office:value="628" calcext:value-type="float">
            <text:p>628</text:p>
          </table:table-cell>
          <table:table-cell office:value-type="float" office:value="47680" calcext:value-type="float">
            <text:p>47680</text:p>
          </table:table-cell>
          <table:table-cell office:value-type="float" office:value="121250" calcext:value-type="float">
            <text:p>121250</text:p>
          </table:table-cell>
          <table:table-cell office:value-type="float" office:value="133932" calcext:value-type="float">
            <text:p>133932</text:p>
          </table:table-cell>
          <table:table-cell table:number-columns-repeated="16365"/>
        </table:table-row>
        <table:table-row table:style-name="ro1">
          <table:table-cell office:value-type="float" office:value="284.922" calcext:value-type="float">
            <text:p>284,922</text:p>
          </table:table-cell>
          <table:table-cell office:value-type="float" office:value="290522.445" calcext:value-type="float">
            <text:p>290522,445</text:p>
          </table:table-cell>
          <table:table-cell office:value-type="float" office:value="694.43" calcext:value-type="float">
            <text:p>694,43</text:p>
          </table:table-cell>
          <table:table-cell office:value-type="float" office:value="31041.202" calcext:value-type="float">
            <text:p>31041,202</text:p>
          </table:table-cell>
          <table:table-cell office:value-type="float" office:value="24.244" calcext:value-type="float">
            <text:p>24,244</text:p>
          </table:table-cell>
          <table:table-cell office:value-type="float" office:value="1" calcext:value-type="float">
            <text:p>1</text:p>
          </table:table-cell>
          <table:table-cell office:value-type="float" office:value="322664.929" calcext:value-type="float">
            <text:p>322664,929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358" calcext:value-type="float">
            <text:p>358</text:p>
          </table:table-cell>
          <table:table-cell office:value-type="float" office:value="484" calcext:value-type="float">
            <text:p>484</text:p>
          </table:table-cell>
          <table:table-cell office:value-type="float" office:value="175" calcext:value-type="float">
            <text:p>175</text:p>
          </table:table-cell>
          <table:table-cell office:value-type="float" office:value="628" calcext:value-type="float">
            <text:p>628</text:p>
          </table:table-cell>
          <table:table-cell office:value-type="float" office:value="47680" calcext:value-type="float">
            <text:p>47680</text:p>
          </table:table-cell>
          <table:table-cell office:value-type="float" office:value="121250" calcext:value-type="float">
            <text:p>121250</text:p>
          </table:table-cell>
          <table:table-cell office:value-type="float" office:value="133932" calcext:value-type="float">
            <text:p>133932</text:p>
          </table:table-cell>
          <table:table-cell table:number-columns-repeated="16365"/>
        </table:table-row>
        <table:table-row table:style-name="ro1">
          <table:table-cell office:value-type="float" office:value="288.403" calcext:value-type="float">
            <text:p>288,403</text:p>
          </table:table-cell>
          <table:table-cell office:value-type="float" office:value="288930.228" calcext:value-type="float">
            <text:p>288930,228</text:p>
          </table:table-cell>
          <table:table-cell office:value-type="float" office:value="668.314" calcext:value-type="float">
            <text:p>668,314</text:p>
          </table:table-cell>
          <table:table-cell office:value-type="float" office:value="30658.984" calcext:value-type="float">
            <text:p>30658,984</text:p>
          </table:table-cell>
          <table:table-cell office:value-type="float" office:value="23.755" calcext:value-type="float">
            <text:p>23,755</text:p>
          </table:table-cell>
          <table:table-cell office:value-type="float" office:value="2" calcext:value-type="float">
            <text:p>2</text:p>
          </table:table-cell>
          <table:table-cell office:value-type="float" office:value="320669.392" calcext:value-type="float">
            <text:p>320669,392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358" calcext:value-type="float">
            <text:p>358</text:p>
          </table:table-cell>
          <table:table-cell office:value-type="float" office:value="484" calcext:value-type="float">
            <text:p>484</text:p>
          </table:table-cell>
          <table:table-cell office:value-type="float" office:value="175" calcext:value-type="float">
            <text:p>175</text:p>
          </table:table-cell>
          <table:table-cell office:value-type="float" office:value="628" calcext:value-type="float">
            <text:p>628</text:p>
          </table:table-cell>
          <table:table-cell office:value-type="float" office:value="47680" calcext:value-type="float">
            <text:p>47680</text:p>
          </table:table-cell>
          <table:table-cell office:value-type="float" office:value="121250" calcext:value-type="float">
            <text:p>121250</text:p>
          </table:table-cell>
          <table:table-cell office:value-type="float" office:value="133932" calcext:value-type="float">
            <text:p>133932</text:p>
          </table:table-cell>
          <table:table-cell table:number-columns-repeated="16365"/>
        </table:table-row>
        <table:table-row table:style-name="ro1">
          <table:table-cell office:value-type="float" office:value="296.236" calcext:value-type="float">
            <text:p>296,236</text:p>
          </table:table-cell>
          <table:table-cell office:value-type="float" office:value="291206.899" calcext:value-type="float">
            <text:p>291206,899</text:p>
          </table:table-cell>
          <table:table-cell office:value-type="float" office:value="688.816" calcext:value-type="float">
            <text:p>688,816</text:p>
          </table:table-cell>
          <table:table-cell office:value-type="float" office:value="30612.587" calcext:value-type="float">
            <text:p>30612,587</text:p>
          </table:table-cell>
          <table:table-cell office:value-type="float" office:value="26.133" calcext:value-type="float">
            <text:p>26,133</text:p>
          </table:table-cell>
          <table:table-cell office:value-type="float" office:value="3" calcext:value-type="float">
            <text:p>3</text:p>
          </table:table-cell>
          <table:table-cell office:value-type="float" office:value="322916.786" calcext:value-type="float">
            <text:p>322916,786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358" calcext:value-type="float">
            <text:p>358</text:p>
          </table:table-cell>
          <table:table-cell office:value-type="float" office:value="484" calcext:value-type="float">
            <text:p>484</text:p>
          </table:table-cell>
          <table:table-cell office:value-type="float" office:value="175" calcext:value-type="float">
            <text:p>175</text:p>
          </table:table-cell>
          <table:table-cell office:value-type="float" office:value="628" calcext:value-type="float">
            <text:p>628</text:p>
          </table:table-cell>
          <table:table-cell office:value-type="float" office:value="47680" calcext:value-type="float">
            <text:p>47680</text:p>
          </table:table-cell>
          <table:table-cell office:value-type="float" office:value="121250" calcext:value-type="float">
            <text:p>121250</text:p>
          </table:table-cell>
          <table:table-cell office:value-type="float" office:value="133932" calcext:value-type="float">
            <text:p>133932</text:p>
          </table:table-cell>
          <table:table-cell table:number-columns-repeated="16365"/>
        </table:table-row>
        <table:table-row table:style-name="ro1">
          <table:table-cell office:value-type="float" office:value="285.428" calcext:value-type="float">
            <text:p>285,428</text:p>
          </table:table-cell>
          <table:table-cell office:value-type="float" office:value="283259.057" calcext:value-type="float">
            <text:p>283259,057</text:p>
          </table:table-cell>
          <table:table-cell office:value-type="float" office:value="665.113" calcext:value-type="float">
            <text:p>665,113</text:p>
          </table:table-cell>
          <table:table-cell office:value-type="float" office:value="30496.008" calcext:value-type="float">
            <text:p>30496,008</text:p>
          </table:table-cell>
          <table:table-cell office:value-type="float" office:value="27.525" calcext:value-type="float">
            <text:p>27,525</text:p>
          </table:table-cell>
          <table:table-cell office:value-type="float" office:value="4" calcext:value-type="float">
            <text:p>4</text:p>
          </table:table-cell>
          <table:table-cell office:value-type="float" office:value="314822.556" calcext:value-type="float">
            <text:p>314822,556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358" calcext:value-type="float">
            <text:p>358</text:p>
          </table:table-cell>
          <table:table-cell office:value-type="float" office:value="484" calcext:value-type="float">
            <text:p>484</text:p>
          </table:table-cell>
          <table:table-cell office:value-type="float" office:value="175" calcext:value-type="float">
            <text:p>175</text:p>
          </table:table-cell>
          <table:table-cell office:value-type="float" office:value="628" calcext:value-type="float">
            <text:p>628</text:p>
          </table:table-cell>
          <table:table-cell office:value-type="float" office:value="47680" calcext:value-type="float">
            <text:p>47680</text:p>
          </table:table-cell>
          <table:table-cell office:value-type="float" office:value="121250" calcext:value-type="float">
            <text:p>121250</text:p>
          </table:table-cell>
          <table:table-cell office:value-type="float" office:value="133932" calcext:value-type="float">
            <text:p>133932</text:p>
          </table:table-cell>
          <table:table-cell table:number-columns-repeated="16365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NO OBSTAC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  <table:table-cell table:number-columns-repeated="16365"/>
        </table:table-row>
        <table:table-row table:style-name="ro1">
          <table:table-cell office:value-type="float" office:value="9.713" calcext:value-type="float">
            <text:p>9,713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3" calcext:value-type="float">
            <text:p>0,013</text:p>
          </table:table-cell>
          <table:table-cell office:value-type="float" office:value="496.351" calcext:value-type="float">
            <text:p>496,351</text:p>
          </table:table-cell>
          <table:table-cell office:value-type="float" office:value="7.494" calcext:value-type="float">
            <text:p>7,494</text:p>
          </table:table-cell>
          <table:table-cell office:value-type="float" office:value="0" calcext:value-type="float">
            <text:p>0</text:p>
          </table:table-cell>
          <table:table-cell office:value-type="float" office:value="543.143" calcext:value-type="float">
            <text:p>543,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7239" calcext:value-type="float">
            <text:p>7239</text:p>
          </table:table-cell>
          <table:table-cell office:value-type="float" office:value="3629" calcext:value-type="float">
            <text:p>3629</text:p>
          </table:table-cell>
          <table:table-cell office:value-type="float" office:value="16104" calcext:value-type="float">
            <text:p>16104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 office:value-type="float" office:value="9.248" calcext:value-type="float">
            <text:p>9,248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1" calcext:value-type="float">
            <text:p>0,011</text:p>
          </table:table-cell>
          <table:table-cell office:value-type="float" office:value="464.509" calcext:value-type="float">
            <text:p>464,509</text:p>
          </table:table-cell>
          <table:table-cell office:value-type="float" office:value="7.703" calcext:value-type="float">
            <text:p>7,703</text:p>
          </table:table-cell>
          <table:table-cell office:value-type="float" office:value="1" calcext:value-type="float">
            <text:p>1</text:p>
          </table:table-cell>
          <table:table-cell office:value-type="float" office:value="504.197" calcext:value-type="float">
            <text:p>504,1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7239" calcext:value-type="float">
            <text:p>7239</text:p>
          </table:table-cell>
          <table:table-cell office:value-type="float" office:value="3629" calcext:value-type="float">
            <text:p>3629</text:p>
          </table:table-cell>
          <table:table-cell office:value-type="float" office:value="16104" calcext:value-type="float">
            <text:p>16104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 office:value-type="float" office:value="9.48" calcext:value-type="float">
            <text:p>9,4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8" calcext:value-type="float">
            <text:p>0,018</text:p>
          </table:table-cell>
          <table:table-cell office:value-type="float" office:value="497.643" calcext:value-type="float">
            <text:p>497,643</text:p>
          </table:table-cell>
          <table:table-cell office:value-type="float" office:value="7.197" calcext:value-type="float">
            <text:p>7,197</text:p>
          </table:table-cell>
          <table:table-cell office:value-type="float" office:value="2" calcext:value-type="float">
            <text:p>2</text:p>
          </table:table-cell>
          <table:table-cell office:value-type="float" office:value="536.198" calcext:value-type="float">
            <text:p>536,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7239" calcext:value-type="float">
            <text:p>7239</text:p>
          </table:table-cell>
          <table:table-cell office:value-type="float" office:value="3629" calcext:value-type="float">
            <text:p>3629</text:p>
          </table:table-cell>
          <table:table-cell office:value-type="float" office:value="16104" calcext:value-type="float">
            <text:p>16104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 office:value-type="float" office:value="9.825" calcext:value-type="float">
            <text:p>9,825</text:p>
          </table:table-cell>
          <table:table-cell office:value-type="float" office:value="0.01" calcext:value-type="float">
            <text:p>0,01</text:p>
          </table:table-cell>
          <table:table-cell office:value-type="float" office:value="0.015" calcext:value-type="float">
            <text:p>0,015</text:p>
          </table:table-cell>
          <table:table-cell office:value-type="float" office:value="465.547" calcext:value-type="float">
            <text:p>465,547</text:p>
          </table:table-cell>
          <table:table-cell office:value-type="float" office:value="7.85" calcext:value-type="float">
            <text:p>7,85</text:p>
          </table:table-cell>
          <table:table-cell office:value-type="float" office:value="3" calcext:value-type="float">
            <text:p>3</text:p>
          </table:table-cell>
          <table:table-cell office:value-type="float" office:value="506.799" calcext:value-type="float">
            <text:p>506,7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7239" calcext:value-type="float">
            <text:p>7239</text:p>
          </table:table-cell>
          <table:table-cell office:value-type="float" office:value="3629" calcext:value-type="float">
            <text:p>3629</text:p>
          </table:table-cell>
          <table:table-cell office:value-type="float" office:value="16104" calcext:value-type="float">
            <text:p>16104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 office:value-type="float" office:value="9.443" calcext:value-type="float">
            <text:p>9,443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2" calcext:value-type="float">
            <text:p>0,012</text:p>
          </table:table-cell>
          <table:table-cell office:value-type="float" office:value="498.691" calcext:value-type="float">
            <text:p>498,691</text:p>
          </table:table-cell>
          <table:table-cell office:value-type="float" office:value="7.886" calcext:value-type="float">
            <text:p>7,886</text:p>
          </table:table-cell>
          <table:table-cell office:value-type="float" office:value="4" calcext:value-type="float">
            <text:p>4</text:p>
          </table:table-cell>
          <table:table-cell office:value-type="float" office:value="537.735" calcext:value-type="float">
            <text:p>537,7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7239" calcext:value-type="float">
            <text:p>7239</text:p>
          </table:table-cell>
          <table:table-cell office:value-type="float" office:value="3629" calcext:value-type="float">
            <text:p>3629</text:p>
          </table:table-cell>
          <table:table-cell office:value-type="float" office:value="16104" calcext:value-type="float">
            <text:p>16104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13"/>
          <table:table-cell office:value-type="string" calcext:value-type="string">
            <text:p>Visibility Edge per road-edge</text:p>
          </table:table-cell>
          <table:table-cell table:formula="of:=[.Q3]/[.N3]" office:value-type="float" office:value="33.4114081014053" calcext:value-type="float">
            <text:p>33,4114081014053</text:p>
          </table:table-cell>
          <table:table-cell table:number-columns-repeated="16368"/>
        </table:table-row>
        <table:table-row table:style-name="ro1">
          <table:table-cell table:style-name="ce1" table:formula="of:=AVERAGE([.A3:.A7])/1000" office:value-type="float" office:value="0.300199" calcext:value-type="float">
            <text:p>0,30</text:p>
          </table:table-cell>
          <table:table-cell table:style-name="ce1" table:formula="of:=AVERAGE([.B3:.B7])/1000" office:value-type="float" office:value="315.8580688" calcext:value-type="float">
            <text:p>315,86</text:p>
          </table:table-cell>
          <table:table-cell table:style-name="ce1" table:formula="of:=AVERAGE([.C3:.C7])/1000" office:value-type="float" office:value="0.6870874" calcext:value-type="float">
            <text:p>0,69</text:p>
          </table:table-cell>
          <table:table-cell table:style-name="ce1" table:formula="of:=AVERAGE([.D3:.D7])/1000" office:value-type="float" office:value="120.1254526" calcext:value-type="float">
            <text:p>120,13</text:p>
          </table:table-cell>
          <table:table-cell table:style-name="ce3" table:formula="of:=AVERAGE([.E3:.E7])/1000" office:value-type="float" office:value="0.0543404" calcext:value-type="float">
            <text:p>0,0543404</text:p>
          </table:table-cell>
          <table:table-cell table:style-name="ce1" table:formula="of:=AVERAGE([.F3:.F7])/1000" office:value-type="float" office:value="0.002" calcext:value-type="float">
            <text:p>0,00</text:p>
          </table:table-cell>
          <table:table-cell table:style-name="ce1" table:formula="of:=AVERAGE([.G3:.G7])/1000" office:value-type="float" office:value="437.3426448" calcext:value-type="float">
            <text:p>437,34</text:p>
          </table:table-cell>
          <table:table-cell table:style-name="ce1" table:number-columns-repeated="6"/>
          <table:table-cell office:value-type="string" calcext:value-type="string">
            <text:p>Road edge increase</text:p>
          </table:table-cell>
          <table:table-cell table:formula="of:=[.O3]/[.N3]" office:value-type="float" office:value="65.4904932488289" calcext:value-type="float">
            <text:p>65,4904932488289</text:p>
          </table:table-cell>
          <table:table-cell table:style-name="ce1" table:number-columns-repeated="16368"/>
        </table:table-row>
        <table:table-row table:style-name="ro1">
          <table:table-cell table:number-columns-repeated="7"/>
          <table:table-cell table:style-name="ce2"/>
          <table:table-cell table:number-columns-repeated="5"/>
          <table:table-cell office:value-type="string" calcext:value-type="string">
            <text:p>Visibility edge increase</text:p>
          </table:table-cell>
          <table:table-cell table:formula="of:=[.R3]/[.Q3]" office:value-type="float" office:value="3.47454845360825" calcext:value-type="float">
            <text:p>3,47454845360825</text:p>
          </table:table-cell>
          <table:table-cell table:number-columns-repeated="16368"/>
        </table:table-row>
        <table:table-row table:style-name="ro1">
          <table:table-cell table:style-name="ce1" table:formula="of:=AVERAGE([.A11:.A15])/1000" office:value-type="float" office:value="0.2903558" calcext:value-type="float">
            <text:p>0,29</text:p>
          </table:table-cell>
          <table:table-cell table:style-name="ce1" table:formula="of:=AVERAGE([.B11:.B15])/1000" office:value-type="float" office:value="288.691462" calcext:value-type="float">
            <text:p>288,69</text:p>
          </table:table-cell>
          <table:table-cell table:style-name="ce1" table:formula="of:=AVERAGE([.C11:.C15])/1000" office:value-type="float" office:value="0.681283" calcext:value-type="float">
            <text:p>0,68</text:p>
          </table:table-cell>
          <table:table-cell table:style-name="ce1" table:formula="of:=AVERAGE([.D11:.D15])/1000" office:value-type="float" office:value="30.7893154" calcext:value-type="float">
            <text:p>30,79</text:p>
          </table:table-cell>
          <table:table-cell table:style-name="ce3" table:formula="of:=AVERAGE([.E11:.E15])/1000" office:value-type="float" office:value="0.0251" calcext:value-type="float">
            <text:p>0,0251</text:p>
          </table:table-cell>
          <table:table-cell table:style-name="ce1" table:formula="of:=AVERAGE([.F11:.F15])/1000" office:value-type="float" office:value="0.002" calcext:value-type="float">
            <text:p>0,00</text:p>
          </table:table-cell>
          <table:table-cell table:style-name="ce1" table:formula="of:=AVERAGE([.G11:.G15])/1000" office:value-type="float" office:value="320.5696024" calcext:value-type="float">
            <text:p>320,57</text:p>
          </table:table-cell>
          <table:table-cell table:style-name="ce1" table:number-columns-repeated="16376"/>
        </table:table-row>
        <table:table-row table:style-name="ro1">
          <table:table-cell table:style-name="ce2" table:formula="of:=1-[.A28]/[.A26]" office:value-type="percentage" office:value="0.0327889166852654" calcext:value-type="percentage">
            <text:p>3,28 %</text:p>
          </table:table-cell>
          <table:table-cell table:style-name="ce2" table:formula="of:=1-[.B28]/[.B26]" office:value-type="percentage" office:value="0.0860089055290267" calcext:value-type="percentage">
            <text:p>8,60 %</text:p>
          </table:table-cell>
          <table:table-cell table:style-name="ce2" table:formula="of:=1-[.C28]/[.C26]" office:value-type="percentage" office:value="0.00844783356527867" calcext:value-type="percentage">
            <text:p>0,84 %</text:p>
          </table:table-cell>
          <table:table-cell table:style-name="ce2" table:formula="of:=1-[.D28]/[.D26]" office:value-type="percentage" office:value="0.743690327623373" calcext:value-type="percentage">
            <text:p>74,37 %</text:p>
          </table:table-cell>
          <table:table-cell table:style-name="ce2" table:formula="of:=1-[.E28]/[.E26]" office:value-type="percentage" office:value="0.538096885558443" calcext:value-type="percentage">
            <text:p>53,81 %</text:p>
          </table:table-cell>
          <table:table-cell table:style-name="ce2" table:formula="of:=1-[.F28]/[.F26]" office:value-type="percentage" office:value="0" calcext:value-type="percentage">
            <text:p>0,00 %</text:p>
          </table:table-cell>
          <table:table-cell table:style-name="ce2" table:formula="of:=1-[.G28]/[.G26]" office:value-type="percentage" office:value="0.26700584493287" calcext:value-type="percentage">
            <text:p>26,70 %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" table:formula="of:=1-[.D29]" office:value-type="percentage" office:value="0.256309672376627" calcext:value-type="percentage">
            <text:p>25,63 %</text:p>
          </table:table-cell>
          <table:table-cell table:number-columns-repeated="16379"/>
        </table:table-row>
        <table:table-row table:style-name="ro1">
          <table:table-cell table:style-name="ce3" table:formula="of:=AVERAGE([.A19:.A23])/1000" office:value-type="float" office:value="0.0095418" calcext:value-type="float">
            <text:p>0,0095418</text:p>
          </table:table-cell>
          <table:table-cell table:style-name="ce3" table:formula="of:=AVERAGE([.B19:.B23])/1000" office:value-type="float" office:value="0.0000114" calcext:value-type="float">
            <text:p>0,0000114</text:p>
          </table:table-cell>
          <table:table-cell table:style-name="ce7" table:formula="of:=AVERAGE([.C19:.C23])/1000" office:value-type="float" office:value="0.0000138" calcext:value-type="float">
            <text:p>0,0000138</text:p>
          </table:table-cell>
          <table:table-cell table:style-name="ce1" table:formula="of:=AVERAGE([.D19:.D23])/1000" office:value-type="float" office:value="0.4845482" calcext:value-type="float">
            <text:p>0,48</text:p>
          </table:table-cell>
          <table:table-cell table:style-name="ce3" table:formula="of:=AVERAGE([.E19:.E23])/1000" office:value-type="float" office:value="0.007626" calcext:value-type="float">
            <text:p>0,007626</text:p>
          </table:table-cell>
          <table:table-cell table:style-name="ce1" table:formula="of:=AVERAGE([.F19:.F23])/1000" office:value-type="float" office:value="0.002" calcext:value-type="float">
            <text:p>0,00</text:p>
          </table:table-cell>
          <table:table-cell table:style-name="ce1" table:formula="of:=AVERAGE([.G19:.G23])/1000" office:value-type="float" office:value="0.5256144" calcext:value-type="float">
            <text:p>0,53</text:p>
          </table:table-cell>
          <table:table-cell table:style-name="ce1" table:number-columns-repeated="16376"/>
        </table:table-row>
        <table:table-row table:style-name="ro1">
          <table:table-cell table:style-name="ce3" table:formula="of:=1-[.A31]/[.A26]" office:value-type="float" office:value="0.968215083994284" calcext:value-type="float">
            <text:p>0,968215083994284</text:p>
          </table:table-cell>
          <table:table-cell table:style-name="ce3" table:formula="of:=1-[.B31]/[.B26]" office:value-type="float" office:value="0.99999996390784" calcext:value-type="float">
            <text:p>0,99999996390784</text:p>
          </table:table-cell>
          <table:table-cell table:style-name="ce3" table:formula="of:=1-[.C31]/[.C26]" office:value-type="float" office:value="0.999979915218937" calcext:value-type="float">
            <text:p>0,999979915218937</text:p>
          </table:table-cell>
          <table:table-cell table:style-name="ce2" table:formula="of:=1-[.D31]/[.D26]" office:value-type="percentage" office:value="0.995966315301941" calcext:value-type="percentage">
            <text:p>99,60 %</text:p>
          </table:table-cell>
          <table:table-cell table:style-name="ce2" table:formula="of:=1-[.E31]/[.E26]" office:value-type="percentage" office:value="0.859662424273653" calcext:value-type="percentage">
            <text:p>85,97 %</text:p>
          </table:table-cell>
          <table:table-cell table:style-name="ce2" table:formula="of:=1-[.F31]/[.F26]" office:value-type="percentage" office:value="0" calcext:value-type="percentage">
            <text:p>0,00 %</text:p>
          </table:table-cell>
          <table:table-cell table:style-name="ce2" table:formula="of:=1-[.G31]/[.G26]" office:value-type="percentage" office:value="0.998798163393738" calcext:value-type="percentage">
            <text:p>99,88 %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" table:formula="of:=1-[.D32]" office:value-type="percentage" office:value="0.00403368469805876" calcext:value-type="percentage">
            <text:p>0,40 %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formula="of:=1-[.D26]/[.B26]" office:value-type="float" office:value="0.619685344571448" calcext:value-type="float">
            <text:p>0,619685344571448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 number:grouping="true"/>
    </number:number-style>
    <number:number-style style:name="N108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4T12:30:02.665183828</dc:date>
    <meta:editing-duration>PT3H18M51S</meta:editing-duration>
    <meta:editing-cycles>8</meta:editing-cycles>
    <meta:generator>LibreOffice/7.4.7.2$Linux_X86_64 LibreOffice_project/40$Build-2</meta:generator>
    <meta:document-statistic meta:table-count="1" meta:cell-count="371" meta:object-count="0"/>
  </office:meta>
</office:document-meta>
</file>